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1" style:family="table">
      <style:table-properties style:width="11.16cm" table:align="left" style:writing-mode="lr-tb"/>
    </style:style>
    <style:style style:name="Table11.A" style:family="table-column">
      <style:table-column-properties style:column-width="3.902cm"/>
    </style:style>
    <style:style style:name="Table11.B" style:family="table-column">
      <style:table-column-properties style:column-width="0.744cm"/>
    </style:style>
    <style:style style:name="Table11.D" style:family="table-column">
      <style:table-column-properties style:column-width="0.746cm"/>
    </style:style>
    <style:style style:name="Table11.G" style:family="table-column">
      <style:table-column-properties style:column-width="0.993cm"/>
    </style:style>
    <style:style style:name="Table11.J" style:family="table-column">
      <style:table-column-properties style:column-width="0.804cm"/>
    </style:style>
    <style:style style:name="Table11.1" style:family="table-row">
      <style:table-row-properties style:min-row-height="0.49cm" fo:keep-together="auto"/>
    </style:style>
    <style:style style:name="Table1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1.2" style:family="table-row">
      <style:table-row-properties fo:keep-together="auto"/>
    </style:style>
    <style:style style:name="P1" style:family="paragraph" style:parent-style-name="Основной_20_текст_20_с_20_отступом_20_21">
      <style:paragraph-properties fo:line-height="100%"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2" style:family="paragraph" style:parent-style-name="Основной_20_текст_20_с_20_отступом_20_2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1b432a"/>
    </style:style>
    <style:style style:name="P3" style:family="paragraph" style:parent-style-name="Основной_20_текст_20_с_20_отступом_20_2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font-size="10pt" fo:font-style="normal" officeooo:paragraph-rsid="001b432a" style:font-size-asian="10pt" style:font-style-asian="normal"/>
    </style:style>
    <style:style style:name="P4" style:family="paragraph" style:parent-style-name="Основной_20_текст_20_с_20_отступом_20_2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9.102cm"/>
        </style:tab-stops>
      </style:paragraph-properties>
      <style:text-properties fo:font-size="10pt" officeooo:paragraph-rsid="001b432a" style:font-size-asian="10pt"/>
    </style:style>
    <style:style style:name="P5" style:family="paragraph" style:parent-style-name="Основной_20_текст_20_с_20_отступом_20_21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9.102cm"/>
        </style:tab-stops>
      </style:paragraph-properties>
      <style:text-properties fo:font-size="12pt" officeooo:paragraph-rsid="001b432a" style:font-size-asian="12pt" style:font-size-complex="12pt"/>
    </style:style>
    <style:style style:name="P6" style:family="paragraph" style:parent-style-name="Основной_20_текст_20_с_20_отступом_20_21">
      <style:paragraph-properties fo:margin-left="0cm" fo:margin-right="0cm" fo:line-height="100%" fo:text-align="justify" style:justify-single-word="false" fo:text-indent="0cm" style:auto-text-indent="false"/>
      <style:text-properties officeooo:paragraph-rsid="001b432a"/>
    </style:style>
    <style:style style:name="P7" style:family="paragraph" style:parent-style-name="Основной_20_текст_20_с_20_отступом_20_21">
      <style:paragraph-properties fo:margin-left="0cm" fo:margin-right="0cm" fo:line-height="100%" fo:text-align="center" style:justify-single-word="false" fo:text-indent="0cm" style:auto-text-indent="false" style:snap-to-layout-grid="false"/>
      <style:text-properties fo:font-size="9pt" fo:font-style="normal" style:font-size-asian="9pt" style:font-style-asian="normal" style:font-size-complex="9pt"/>
    </style:style>
    <style:style style:name="P8" style:family="paragraph" style:parent-style-name="Standard">
      <style:text-properties fo:font-size="9pt" fo:font-style="normal" fo:font-weight="bold" officeooo:paragraph-rsid="001b432a" style:font-size-asian="9pt" style:font-style-asian="normal" style:font-weight-asian="bold" style:font-size-complex="9pt"/>
    </style:style>
    <style:style style:name="P9" style:family="paragraph" style:parent-style-name="Standard">
      <style:paragraph-properties fo:line-height="150%" fo:text-align="center" style:justify-single-word="false"/>
      <style:text-properties fo:font-size="10pt" fo:font-style="normal" officeooo:paragraph-rsid="001b432a" style:font-size-asian="10pt" style:font-style-asian="normal"/>
    </style:style>
    <style:style style:name="P10" style:family="paragraph" style:parent-style-name="Standard">
      <style:paragraph-properties fo:text-align="center" style:justify-single-word="false"/>
      <style:text-properties fo:font-size="10pt" fo:font-style="normal" fo:font-weight="bold" officeooo:paragraph-rsid="001b432a" style:font-size-asian="10pt" style:font-style-asian="normal" style:font-weight-asian="bold"/>
    </style:style>
    <style:style style:name="P11" style:family="paragraph" style:parent-style-name="Standard">
      <style:paragraph-properties fo:line-height="150%" fo:text-align="center" style:justify-single-word="false"/>
      <style:text-properties officeooo:paragraph-rsid="001b432a"/>
    </style:style>
    <style:style style:name="P12" style:family="paragraph" style:parent-style-name="Standard">
      <style:paragraph-properties fo:text-align="justify" style:justify-single-word="false"/>
      <style:text-properties officeooo:paragraph-rsid="001b432a"/>
    </style:style>
    <style:style style:name="P13" style:family="paragraph" style:parent-style-name="Heading_20_1" style:list-style-name="WW8Num1">
      <style:paragraph-properties fo:hyphenation-ladder-count="no-limit"/>
      <style:text-properties officeooo:paragraph-rsid="001b432a" fo:hyphenate="false" fo:hyphenation-remain-char-count="2" fo:hyphenation-push-char-count="2"/>
    </style:style>
    <style:style style:name="P14" style:family="paragraph" style:parent-style-name="Heading_20_1" style:list-style-name="WW8Num1">
      <style:paragraph-properties fo:margin-left="0.76cm" fo:margin-right="0cm" fo:margin-top="0cm" fo:margin-bottom="0.212cm" loext:contextual-spacing="false" fo:text-align="justify" style:justify-single-word="false" fo:hyphenation-ladder-count="no-limit" fo:text-indent="-0.76cm" style:auto-text-indent="false"/>
      <style:text-properties officeooo:paragraph-rsid="001b432a" fo:hyphenate="false" fo:hyphenation-remain-char-count="2" fo:hyphenation-push-char-count="2"/>
    </style:style>
    <style:style style:name="T1" style:family="text">
      <style:text-properties fo:font-size="10pt" fo:font-style="normal" fo:font-weight="bold" style:font-size-asian="10pt" style:font-style-asian="normal" style:font-weight-asian="bold"/>
    </style:style>
    <style:style style:name="T2" style:family="text">
      <style:text-properties fo:font-size="10pt" fo:font-style="normal" style:font-size-asian="10pt" style:font-style-asian="normal"/>
    </style:style>
    <style:style style:name="T3" style:family="text">
      <style:text-properties fo:font-size="10pt" fo:language="en" fo:country="US" fo:font-style="normal" fo:font-weight="bold" style:font-size-asian="10pt" style:font-style-asian="normal" style:font-weight-asian="bold"/>
    </style:style>
    <style:style style:name="T4" style:family="text">
      <style:text-properties fo:font-size="10pt" style:font-size-asian="10pt"/>
    </style:style>
    <style:style style:name="T5" style:family="text">
      <style:text-properties style:font-name="Times New Roman" fo:font-size="10pt" fo:font-weight="normal" style:font-size-asian="10pt" style:font-weight-asian="normal" style:font-name-complex="Times New Roman"/>
    </style:style>
    <style:style style:name="T6" style:family="text">
      <style:text-properties style:font-name="Times New Roman" fo:font-size="10pt" fo:language="en" fo:country="US" fo:font-weight="normal" style:font-size-asian="10pt" style:font-weight-asian="normal" style:font-name-complex="Times New Roman"/>
    </style:style>
    <style:style style:name="T7" style:family="text">
      <style:text-properties officeooo:rsid="001b432a"/>
    </style:style>
    <style:style style:name="T8" style:family="text">
      <style:text-properties fo:font-style="normal" fo:font-weight="bold" style:font-style-asian="normal" style:font-weight-asian="bold"/>
    </style:style>
    <style:style style:name="T9" style:family="text">
      <style:text-properties fo:font-size="14pt" style:font-size-asian="14pt" style:font-size-complex="14pt"/>
    </style:style>
    <style:style style:name="fr1" style:family="graphic" style:parent-style-name="Frame">
      <style:graphic-properties fo:margin-left="0cm" fo:margin-right="0.319cm" style:wrap="dynamic" style:number-wrapped-paragraphs="no-limit" style:vertical-pos="from-top" style:vertical-rel="paragraph" style:horizontal-pos="from-left" style:horizontal-rel="page-content" fo:background-color="#ffffff" style:background-transparency="100%" draw:fill="solid" draw:fill-color="#ffffff" draw:opacity="0%" fo:padding="0.002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Л а б о р а т о р н а я <text:s text:c="2"/>р а б о т а <text:s text:c="2"/>№ <text:s/>3</text:p>
      <text:p text:style-name="P11"><text:span text:style-name="T1">Сравнительный анализ методов сортировки (</text:span><text:span text:style-name="T3">Pascal</text:span><text:span text:style-name="T1">/</text:span><text:span text:style-name="T3">C</text:span><text:span text:style-name="T1">)</text:span></text:p>
      <text:p text:style-name="P10"/>
      <text:p text:style-name="P12"><text:span text:style-name="T1"><text:s text:c="6"/>Цель работы: </text:span><text:span text:style-name="T2">изучение методов сортировки массивов и</text:span><text:span text:style-name="T1"> </text:span><text:span text:style-name="T2">приобретение навыков в проведении сравнительного анализа различных методов сортировки.</text:span></text:p>
      <text:list xml:id="list336353552" text:style-name="WW8Num1">
        <text:list-item>
          <text:h text:style-name="P13" text:outline-level="1"><text:span text:style-name="T5">З</text:span><text:span text:style-name="T6"> </text:span><text:span text:style-name="T5">а</text:span><text:span text:style-name="T6"> </text:span><text:span text:style-name="T5">д</text:span><text:span text:style-name="T6"> </text:span><text:span text:style-name="T5">а</text:span><text:span text:style-name="T6"> </text:span><text:span text:style-name="T5">н</text:span><text:span text:style-name="T6"> </text:span><text:span text:style-name="T5">и</text:span><text:span text:style-name="T6"> </text:span><text:span text:style-name="T5">е</text:span><text:span text:style-name="T6"> </text:span></text:h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P14" text:outline-level="1"><text:span text:style-name="T5">1. Изучить временные характеристики алгоритмов.</text:span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<text:span text:style-name="T2">2. Изучить методы сортировки:</text:span></text:p>
      <text:p text:style-name="P2"><text:span text:style-name="T2"><text:s text:c="8"/>1) включением;</text:span></text:p>
      <text:p text:style-name="P2"><text:span text:style-name="T2"><text:s text:c="8"/>2) выбором;</text:span></text:p>
      <text:p text:style-name="P3"><text:s text:c="8"/>3) обменом:</text:p>
      <text:p text:style-name="P2"><text:span text:style-name="T2"><text:s text:c="11"/>3.1) улучшенная обменом 1;</text:span></text:p>
      <text:p text:style-name="P2"><text:span text:style-name="T2"><text:s text:c="11"/>3.2) улучшенная обменом 2;</text:span></text:p>
      <text:p text:style-name="P2"><text:span text:style-name="T2"><text:s text:c="8"/>4) Шелла;</text:span></text:p>
      <text:p text:style-name="P2"><text:span text:style-name="T2"><text:s text:c="8"/>5) Хоара;</text:span></text:p>
      <text:p text:style-name="P6"><text:span text:style-name="T2"><text:s text:c="8"/>6) пирамидальная.</text:span></text:p>
      <text:p text:style-name="P2"><text:span text:style-name="T2">3. Программно реализовать методы сортировки массивов.</text:span></text:p>
      <text:p text:style-name="P2"><text:span text:style-name="T2">4. Разработать и программно реализовать средство для проведения экспериментов по определению <text:s/>временных характеристик алгоритмов сортировки.</text:span></text:p>
      <text:p text:style-name="P6"><text:span text:style-name="T2">5. Провести эксперименты по определению <text:s/>временных характеристик алгоритмов сортировки. Результаты экспериментов представить в виде таблицы 9, клетки которой содержат количество операций сравнения при выполнении алгоритма сортировки массива с заданным количеством элементов. Провести эксперимент для упорядоченных, неупорядоченных и упорядоченных в обратном порядке массивов (для каждого типа массива заполнить отдельную таблицу).</text:span></text:p>
      <text:p text:style-name="P6"><text:span text:style-name="T2">6. Построить график зависимости количества операций сравнения от количества элементов в сортируемом массиве.</text:span></text:p>
      <text:p text:style-name="P6"><text:span text:style-name="T2">7. Определить аналитическое выражение функции зависимости количества операций сравнения от количества элементов в массиве.</text:span></text:p>
      <text:p text:style-name="P2"><text:span text:style-name="T2">8. Определить порядок функций временной сложности алгоритмов сортировки при сортировке упорядоченных, неупорядоченных и упорядоченных в обратном порядке массивов.</text:span><text:span text:style-name="T4"> </text:span></text:p>
      <text:p text:style-name="P4"/>
      <text:p text:style-name="P5"><text:span text:style-name="T8">Результаты экспериментов</text:span></text:p>
      <text:p text:style-name="P8"><draw:frame draw:style-name="fr1" draw:name="Frame1" text:anchor-type="char" svg:x="-0.199cm" svg:y="0.157cm" svg:width="11.121cm" svg:height="5.958cm" draw:z-index="0"><draw:text-box><table:table table:name="Table11" table:style-name="Table11"><table:table-column table:style-name="Table11.A"/><table:table-column table:style-name="Table11.B" table:number-columns-repeated="2"/><table:table-column table:style-name="Table11.D"/><table:table-column table:style-name="Table11.B" table:number-columns-repeated="2"/><table:table-column table:style-name="Table11.G" table:number-columns-repeated="2"/><table:table-column table:style-name="Table11.B"/><table:table-column table:style-name="Table11.J"/><table:table-row table:style-name="Table11.1"><table:table-cell table:style-name="Table11.A1" table:number-rows-spanned="2" office:value-type="string"><text:p text:style-name="P1">Сортировка</text:p></table:table-cell><table:table-cell table:style-name="Table11.B1" table:number-columns-spanned="9" office:value-type="string"><text:p text:style-name="P1"><text:span text:style-name="T7">­</text:span>Количество элементов в массиве</text:p></table:table-cell><table:covered-table-cell/><table:covered-table-cell/><table:covered-table-cell/><table:covered-table-cell/><table:covered-table-cell/><table:covered-table-cell/><table:covered-table-cell/><table:covered-table-cell/></table:table-row><table:table-row table:style-name="Table11.2"><table:covered-table-cell/><table:table-cell table:style-name="Table11.A1" office:value-type="string"><text:p text:style-name="P7">5</text:p></table:table-cell><table:table-cell table:style-name="Table11.A1" office:value-type="string"><text:p text:style-name="P7">10</text:p></table:table-cell><table:table-cell table:style-name="Table11.A1" office:value-type="string"><text:p text:style-name="P7">15</text:p></table:table-cell><table:table-cell table:style-name="Table11.A1" office:value-type="string"><text:p text:style-name="P7">20</text:p></table:table-cell><table:table-cell table:style-name="Table11.A1" office:value-type="string"><text:p text:style-name="P7">25</text:p></table:table-cell><table:table-cell table:style-name="Table11.A1" office:value-type="string"><text:p text:style-name="P7">30</text:p></table:table-cell><table:table-cell table:style-name="Table11.A1" office:value-type="string"><text:p text:style-name="P7">35</text:p></table:table-cell><table:table-cell table:style-name="Table11.A1" office:value-type="string"><text:p text:style-name="P7">40</text:p></table:table-cell><table:table-cell table:style-name="Table11.B1" office:value-type="string"><text:p text:style-name="P7">45</text:p></table:table-cell></table:table-row><table:table-row table:style-name="Table11.2"><table:table-cell table:style-name="Table11.A1" office:value-type="string"><text:p text:style-name="P1">Включением</text:p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B1" office:value-type="string"><text:p text:style-name="P1"/></table:table-cell></table:table-row><table:table-row table:style-name="Table11.2"><table:table-cell table:style-name="Table11.A1" office:value-type="string"><text:p text:style-name="P1">Выбором</text:p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B1" office:value-type="string"><text:p text:style-name="P1"/></table:table-cell></table:table-row><table:table-row table:style-name="Table11.2"><table:table-cell table:style-name="Table11.A1" office:value-type="string"><text:p text:style-name="P1">Обменом</text:p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B1" office:value-type="string"><text:p text:style-name="P1"/></table:table-cell></table:table-row><table:table-row table:style-name="Table11.2"><table:table-cell table:style-name="Table11.A1" office:value-type="string"><text:p text:style-name="P1">Обменом 1</text:p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B1" office:value-type="string"><text:p text:style-name="P1"/></table:table-cell></table:table-row><table:table-row table:style-name="Table11.2"><table:table-cell table:style-name="Table11.A1" office:value-type="string"><text:p text:style-name="P1">Обменом 2</text:p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B1" office:value-type="string"><text:p text:style-name="P1"/></table:table-cell></table:table-row><table:table-row table:style-name="Table11.2"><table:table-cell table:style-name="Table11.A1" office:value-type="string"><text:p text:style-name="P1">Шелла</text:p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B1" office:value-type="string"><text:p text:style-name="P1"/></table:table-cell></table:table-row><table:table-row table:style-name="Table11.2"><table:table-cell table:style-name="Table11.A1" office:value-type="string"><text:p text:style-name="P1">Хоара</text:p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B1" office:value-type="string"><text:p text:style-name="P1"/></table:table-cell></table:table-row><table:table-row table:style-name="Table11.2"><table:table-cell table:style-name="Table11.A1" office:value-type="string"><text:p text:style-name="P1">Пирамидальная</text:p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A1" office:value-type="string"><text:p text:style-name="P1"/></table:table-cell><table:table-cell table:style-name="Table11.B1" office:value-type="string"><text:p text:style-name="P1"/></table:table-cell></table:table-row></table:table><text:p text:style-name="Standard"><text:s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ru" fo:country="RU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ru" fo:country="RU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Основной_20_текст_20_с_20_отступом_20_21" style:display-name="Основной текст с отступом 21" style:family="paragraph" style:parent-style-name="Standard">
      <style:paragraph-properties fo:margin-left="0.499cm" fo:margin-right="0cm" fo:margin-top="0cm" fo:margin-bottom="0.212cm" loext:contextual-spacing="false" fo:line-height="200%" fo:hyphenation-ladder-count="no-limit" fo:text-indent="0cm" style:auto-text-indent="false"/>
      <style:text-properties fo:hyphenate="false" fo:hyphenation-remain-char-count="2" fo:hyphenation-push-char-count="2"/>
    </style:style>
    <style:style style:name="WW8Num1z0" style:family="text">
      <style:text-properties style:font-name="Times New Roman" fo:font-family="'Times New Roman'" style:font-family-generic="roman" style:font-pitch="variable" fo:font-size="10pt" fo:language="en" fo:country="US" fo:font-style="normal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1z2" style:family="text">
      <style:text-properties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01:54:42.523702553</meta:creation-date>
    <dc:date>2018-10-13T03:58:52.376193276</dc:date>
    <meta:editing-duration>PT1H54M9S</meta:editing-duration>
    <meta:editing-cycles>1</meta:editing-cycles>
    <meta:generator>LibreOffice/6.1.2.1$Linux_X86_64 LibreOffice_project/10$Build-1</meta:generator>
    <meta:document-statistic meta:table-count="1" meta:image-count="0" meta:object-count="0" meta:page-count="1" meta:paragraph-count="41" meta:word-count="219" meta:character-count="1685" meta:non-whitespace-character-count="1421"/>
  </office:meta>
</office:document-meta>
</file>